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0C8000000648E485C64FC98E25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document.total" text:name="py3o.document.total"/>
        <text:user-field-decl office:value-type="string" office:string-value="Line Value 3" text:name="py3o.line.val3"/>
        <text:user-field-decl office:value-type="string" office:string-value="Invoice.Amount" text:name="py3o.item.Amount"/>
        <text:user-field-decl office:value-type="string" office:string-value="Invoice.Currency" text:name="py3o.item.Currency"/>
        <text:user-field-decl office:value-type="string" office:string-value="Invoice.Reference" text:name="py3o.item.InvoiceRef"/>
        <text:user-field-decl office:value-type="string" office:string-value="Line Value 1" text:name="py3o.line.val1"/>
        <text:user-field-decl office:value-type="string" office:string-value="Line Value 2" text:name="py3o.line.val2"/>
      </text:user-field-decls>
      <text:p text:style-name="Title">Title</text:p>
      <text:p text:style-name="Standard"/>
      <text:p text:style-name="Standard">some text some<text:span text:style-name="T1">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span>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text:p>
      <text:p text:style-name="Standard"><text:a xlink:type="simple" xlink:href="py3o:///for" text:style-name="Internet_20_link" text:visited-style-name="Visited_20_Internet_20_Link"/></text:p>
      <text:p text:style-name="Standard"/>
      <text:p text:style-name="Standard"/>
      <text:p text:style-name="P1">Best regards</text:p>
      <text:p text:style-name="P1">The accounting departm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graphics1" text:anchor-type="as-char" svg:width="4.38cm" svg:height="2.191cm" draw:z-index="0"><draw:image xlink:href="Pictures/10000201000000C8000000648E485C64FC98E252.png" xlink:type="simple" xlink:show="embed" xlink:actuate="onLoad"/></draw:frame></text:p>
      </style:header>
      <style:footer>
        <text:user-field-decls>
          <text:user-field-decl office:value-type="string" office:string-value="document.total" text:name="py3o.document.total"/>
        </text:user-field-decls>
        <text:p text:style-name="Footer"><text:user-field-get text:name="py3o.document.total">document.total</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Florent Aide</meta:initial-creator>
    <meta:creation-date>2010-09-07T17:55:48</meta:creation-date>
    <dc:creator>Florent Aide</dc:creator>
    <dc:date>2011-10-05T18:07:03</dc:date>
    <dc:language>en-GB</dc:language>
    <meta:editing-cycles>20</meta:editing-cycles>
    <meta:editing-duration>PT3H2M25S</meta:editing-duration>
    <meta:document-statistic meta:table-count="0" meta:image-count="1" meta:object-count="0" meta:page-count="1" meta:paragraph-count="6" meta:word-count="127" meta:character-count="656" meta:non-whitespace-character-count="534"/>
    <meta:user-defined meta:name="Info 1"/>
    <meta:user-defined meta:name="Info 2"/>
    <meta:user-defined meta:name="Info 3"/>
    <meta:user-defined meta:name="Info 4"/>
  </office:meta>
</office:document-meta>
</file>